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gr20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9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9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 svg:d="m13750 41000v500h2755v0h1745v50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 svg:d="m22750 41000v500h-2755v0h-174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9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9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9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9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9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5" draw:layer="layout" svg:width="3.5cm" svg:height="1.5cm" svg:x="34.5cm" svg:y="62cm">
          <text:p text:style-name="P3"><text:span text:style-name="T2">Plasma Rifle</text:span></text:p>
        </draw:rect>
        <draw:rect draw:style-name="gr2" draw:text-style-name="P4" draw:id="id116" draw:layer="layout" svg:width="3.5cm" svg:height="1.5cm" svg:x="34.5cm" svg:y="64.5cm">
          <text:p text:style-name="P3"><text:span text:style-name="T2">Plasma Pistol</text:span></text:p>
        </draw:rect>
        <draw:rect draw:style-name="gr2" draw:text-style-name="P4" draw:id="id117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6cm" svg:x2="49.75cm" svg:y2="67cm" draw:start-shape="id38" draw:start-glue-point="2" draw:end-shape="id41" draw:end-glue-point="0" svg:d="m45250 66000v500h4500v500">
          <text:p/>
        </draw:connector>
        <draw:connector draw:style-name="Blue_20_lines" draw:layer="layout" draw:type="lines" draw:line-skew="-0.01cm" svg:x1="54.25cm" svg:y1="66cm" svg:x2="49.75cm" svg:y2="67cm" draw:start-shape="id42" draw:start-glue-point="2" draw:end-shape="id41" draw:end-glue-point="0" svg:d="m54250 66000v500h-450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id="id122" draw:layer="layout" svg:width="3.5cm" svg:height="1.5cm" svg:x="34.5cm" svg:y="32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9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8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5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draw:line-skew="-0.01cm 0.01cm" svg:x1="18.25cm" svg:y1="66cm" svg:x2="22.75cm" svg:y2="67cm" draw:start-shape="id69" draw:start-glue-point="2" draw:end-shape="id75" draw:end-glue-point="0" svg:d="m18250 66000v500h4500v50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9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1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9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5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5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2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7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7" draw:text-style-name="P12" draw:id="id108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6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7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22.5cm" svg:y1="20.25cm" svg:x2="30cm" svg:y2="15.25cm" draw:start-shape="id105" draw:start-glue-point="1" draw:end-shape="id106" draw:end-glue-point="3" svg:d="m22500 20250h3750v-5000h3750">
          <text:p/>
        </draw:connector>
        <draw:connector draw:style-name="gr12" draw:text-style-name="P5" draw:layer="layout" svg:x1="33.5cm" svg:y1="15.25cm" svg:x2="34.5cm" svg:y2="15.25cm" draw:start-shape="id106" draw:start-glue-point="1" draw:end-shape="id101" draw:end-glue-point="3" svg:d="m33500 15250h1000">
          <text:p/>
        </draw:connector>
        <draw:connector draw:style-name="gr12" draw:text-style-name="P5" draw:layer="layout" svg:x1="22.5cm" svg:y1="20.25cm" svg:x2="30cm" svg:y2="20.25cm" draw:start-shape="id105" draw:start-glue-point="1" draw:end-shape="id107" draw:end-glue-point="3" svg:d="m22500 20250h7500">
          <text:p/>
        </draw:connector>
        <draw:connector draw:style-name="gr12" draw:text-style-name="P5" draw:layer="layout" svg:x1="33.5cm" svg:y1="20.25cm" svg:x2="34.5cm" svg:y2="20.25cm" draw:start-shape="id107" draw:start-glue-point="1" draw:end-shape="id88" draw:end-glue-point="3" svg:d="m33500 20250h1000">
          <text:p/>
        </draw:connector>
        <draw:custom-shape draw:style-name="gr17" draw:text-style-name="P12" draw:id="id109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10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8" draw:end-shape="id109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8" draw:start-glue-point="1" draw:end-shape="id110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9" draw:start-glue-point="1" draw:end-shape="id111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10" draw:start-glue-point="1" draw:end-shape="id112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1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2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5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9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8" draw:text-style-name="P7" draw:id="id114" draw:layer="layout" svg:width="3.5cm" svg:height="1.5cm" svg:x="43.5cm" svg:y="29.5cm">
          <text:p text:style-name="P6"><text:span text:style-name="T3">Alien Base</text:span></text:p>
        </draw:rect>
        <draw:custom-shape draw:style-name="gr17" draw:text-style-name="P12" draw:id="id113" draw:layer="layout" svg:width="3.5cm" svg:height="1.5cm" svg:x="43.5cm" svg:y="27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5.25cm" svg:y1="28.5cm" svg:x2="45.25cm" svg:y2="29.5cm" draw:start-shape="id113" draw:start-glue-point="2" draw:end-shape="id114" draw:end-glue-point="0" svg:d="m45250 28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5" draw:start-glue-point="2" draw:end-shape="id116" draw:end-glue-point="0" svg:d="m36250 63500v1000">
          <text:p/>
        </draw:connector>
        <draw:connector draw:style-name="gr10" draw:text-style-name="P5" draw:layer="layout" svg:x1="36.25cm" svg:y1="66cm" svg:x2="36.25cm" svg:y2="67cm" draw:start-shape="id116" draw:start-glue-point="2" draw:end-shape="id117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8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9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8" draw:text-style-name="P7" draw:id="id119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9" svg:d="m67750 51000v1750h-2750">
          <text:p/>
        </draw:connector>
        <draw:rect draw:style-name="gr11" draw:text-style-name="P7" draw:id="id123" draw:layer="layout" svg:width="3.5cm" svg:height="1.5cm" svg:x="34.5cm" svg:y="29.5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1cm" draw:start-shape="id21" draw:start-glue-point="0" draw:end-shape="id120" draw:end-glue-point="2" svg:d="m40750 34500v-3500">
          <text:p/>
        </draw:connector>
        <draw:custom-shape draw:style-name="gr17" draw:text-style-name="P12" draw:id="id121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1" draw:start-glue-point="3" draw:end-shape="id118" draw:end-glue-point="1" svg:d="m30000 55250h-1000">
          <text:p/>
        </draw:connector>
        <draw:connector draw:style-name="gr10" draw:text-style-name="P5" draw:layer="layout" svg:x1="36.25cm" svg:y1="34.5cm" svg:x2="36.25cm" svg:y2="33.5cm" draw:start-shape="id18" draw:start-glue-point="0" draw:end-shape="id122" draw:end-glue-point="2" svg:d="m36250 34500v-1000">
          <text:p/>
        </draw:connector>
        <draw:connector draw:style-name="gr20" draw:text-style-name="P5" draw:layer="layout" svg:x1="43.5cm" svg:y1="30.25cm" svg:x2="41.5cm" svg:y2="30.25cm" draw:start-shape="id114" draw:start-glue-point="3" draw:end-shape="id120" draw:end-glue-point="1" svg:d="m43500 30250h-2000">
          <text:p/>
        </draw:connector>
        <draw:circle draw:style-name="gr13" draw:text-style-name="P4" draw:id="id120" draw:layer="layout" svg:width="1.5cm" svg:height="1.5cm" svg:x="40cm" svg:y="29.5cm">
          <text:p text:style-name="P3"><text:span text:style-name="T2">And</text:span></text:p>
        </draw:circle>
        <draw:connector draw:style-name="gr10" draw:text-style-name="P5" draw:layer="layout" svg:x1="40cm" svg:y1="30.25cm" svg:x2="38cm" svg:y2="30.25cm" draw:start-shape="id120" draw:start-glue-point="3" draw:end-shape="id123" draw:end-glue-point="1" svg:d="m40000 30250h-2000">
          <text:p/>
        </draw:connector>
        <draw:circle draw:style-name="gr3" draw:text-style-name="P4" draw:id="id105" draw:layer="layout" svg:width="1.5cm" svg:height="1.5cm" svg:x="21cm" svg:y="19.5cm">
          <text:p text:style-name="P3"><text:span text:style-name="T2">And</text:span></text:p>
        </draw:circle>
        <draw:custom-shape draw:style-name="gr17" draw:text-style-name="P12" draw:id="id124" draw:layer="layout" svg:width="3.5cm" svg:height="1.5cm" svg:x="20cm" svg:y="17cm">
          <text:p text:style-name="P3"><text:span text:style-name="T5">Timed event</text:span></text:p>
          <text:p text:style-name="P3"><text:span text:style-name="T5">Alien bases start</text:span></text:p>
          <text:p text:style-name="P3"><text:span text:style-name="T5">to app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1.75cm" svg:y1="18.5cm" svg:x2="21.75cm" svg:y2="19.5cm" draw:start-shape="id124" draw:start-glue-point="2" draw:end-shape="id105" draw:end-glue-point="0" svg:d="m21750 18500v1000">
          <text:p/>
        </draw:connector>
        <draw:connector draw:style-name="gr10" draw:text-style-name="P5" draw:layer="layout" svg:x1="15.5cm" svg:y1="25.25cm" svg:x2="21.75cm" svg:y2="21cm" draw:start-shape="id80" draw:start-glue-point="1" draw:end-shape="id105" draw:end-glue-point="2" svg:d="m15500 25250h6250v-4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0T18:51:58.39</dc:date>
    <meta:editing-cycles>71</meta:editing-cycles>
    <meta:editing-duration>PT146H32M00S</meta:editing-duration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